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501cm" table:align="margins" style:writing-mode="lr-tb"/>
    </style:style>
    <style:style style:name="Таблица3.A" style:family="table-column">
      <style:table-column-properties style:column-width="5.099cm" style:rel-column-width="2891*"/>
    </style:style>
    <style:style style:name="Таблица3.B" style:family="table-column">
      <style:table-column-properties style:column-width="12.402cm" style:rel-column-width="70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cm" fo:border="none" style:writing-mode="lr-tb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9638*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Standard">
      <style:text-properties officeooo:paragraph-rsid="0049ced7"/>
    </style:style>
    <style:style style:name="P4" style:family="paragraph" style:parent-style-name="Heading">
      <style:paragraph-properties fo:text-align="start" style:justify-single-word="false"/>
      <style:text-properties fo:font-size="12pt" officeooo:paragraph-rsid="003b4de2" style:font-size-asian="12pt" style:font-size-complex="12pt"/>
    </style:style>
    <style:style style:name="P5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9pt" fo:font-weight="normal" officeooo:rsid="004a899b" officeooo:paragraph-rsid="0050d405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8pt" fo:font-style="italic" fo:font-weight="normal" officeooo:rsid="004acc2b" officeooo:paragraph-rsid="004acc2b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0pt" fo:font-weight="normal" officeooo:rsid="0046755e" officeooo:paragraph-rsid="00538464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text-align="start" style:justify-single-word="false" fo:orphans="0" fo:widows="0" fo:text-indent="0cm" style:auto-text-indent="false"/>
      <style:text-properties fo:language="ru" fo:country="RU" officeooo:paragraph-rsid="0049ced7" style:language-asian="zxx" style:country-asian="none" style:language-complex="ar" style:country-complex="SA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text-align="start" style:justify-single-word="false" fo:orphans="0" fo:widows="0" fo:text-indent="0cm" style:auto-text-indent="false"/>
      <style:text-properties fo:language="ru" fo:country="RU" officeooo:rsid="0057cf41" officeooo:paragraph-rsid="0057cf41" style:language-asian="zxx" style:country-asian="none" style:language-complex="ar" style:country-complex="SA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text-align="start" style:justify-single-word="false" fo:orphans="0" fo:widows="0" fo:text-indent="0cm" style:auto-text-indent="false"/>
      <style:text-properties fo:language="ru" fo:country="RU" officeooo:rsid="0058f6a8" officeooo:paragraph-rsid="0058f6a8" style:language-asian="zxx" style:country-asian="none" style:language-complex="ar" style:country-complex="SA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text-align="start" style:justify-single-word="false" fo:orphans="0" fo:widows="0" fo:text-indent="0cm" style:auto-text-indent="false"/>
      <style:text-properties fo:language="ru" fo:country="RU" officeooo:rsid="0059c739" officeooo:paragraph-rsid="0059c739" style:language-asian="zxx" style:country-asian="none" style:language-complex="ar" style:country-complex="SA"/>
    </style:style>
    <style:style style:name="P14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49ced7" style:language-asian="zxx" style:country-asian="none" style:language-complex="ar" style:country-complex="SA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style:use-window-font-color="true" style:font-name="Liberation Sans1" fo:language="ru" fo:country="RU" fo:background-color="#e6e6e6" loext:char-shading-value="0" style:font-name-asian="Times New Roman" style:language-asian="zxx" style:country-asian="none" style:font-name-complex="Liberation Sans" style:language-complex="ar" style:country-complex="SA"/>
    </style:style>
    <style:style style:name="T7" style:family="text">
      <style:text-properties officeooo:rsid="004e5145"/>
    </style:style>
    <style:style style:name="T8" style:family="text">
      <style:text-properties officeooo:rsid="004a8871"/>
    </style:style>
    <style:style style:name="T9" style:family="text">
      <style:text-properties officeooo:rsid="0057cf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внутреннего документа</text:p>
          </table:table-cell>
          <table:table-cell table:style-name="Таблица2.A1" office:value-type="string">
            <text:p text:style-name="P5"><text:s text:c="2"/>#[ID] <text:s/></text:p>
          </table:table-cell>
        </table:table-row>
      </table:table>
      <text:p text:style-name="P4"><text:span text:style-name="T7">«[NAME]»</text:span></text:p>
      <text:p text:style-name="P8">[DESCRIPTION]</text:p>
      <text:p text:style-name="P7"><text:span text:style-name="T6">[BP]</text:span></text:p>
      <table:table table:name="BPROCS" table:style-name="BPROCS">
        <table:table-column table:style-name="BPROCS.A"/>
        <table:table-row>
          <table:table-cell office:value-type="string">
            <text:p text:style-name="P6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9">Срок согласования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T9">Первый заместитель Председателя Правления</text:span></text:p>
            <text:p text:style-name="P11">Вайсман О.Я.</text:p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/>
            <text:p text:style-name="P10"/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1">Главный бухгалтер</text:p>
            <text:p text:style-name="P11">Утятников А.Г.</text:p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/>
            <text:p text:style-name="P10"/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/>
            <text:p text:style-name="P10"/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/>
            <text:p text:style-name="P10"/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3">Начальник операционного отдела</text:p>
            <text:p text:style-name="P13">Нехаева Е.С.</text:p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2">Ведущий юрист</text:p>
            <text:p text:style-name="P12">Садинова Т.Г.</text:p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><text:s/><text:span text:style-name="T8">Начальник управления ИТ</text:span></text:p>
            <text:p text:style-name="P10"><text:s/><text:span text:style-name="T8">Бикмансуров Р.М.</text:span></text:p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/>
            <text:p text:style-name="P10"/>
            <text:p text:style-name="P10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0"><text:s/>[USER_POSITION]</text:p>
            <text:p text:style-name="P10"><text:s/>[USER_NAME]</text:p>
          </table:table-cell>
          <table:table-cell table:style-name="Таблица3.A1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Бикмансуров Роберт</dc:creator>
    <dc:date>2014-05-10T20:47:00.824969166</dc:date>
    <meta:print-date>2008-02-22T10:31:00</meta:print-date>
    <meta:editing-cycles>68</meta:editing-cycles>
    <meta:editing-duration>PT9H41M32S</meta:editing-duration>
    <meta:generator>LibreOffice/4.2.3.3$Linux_X86_64 LibreOffice_project/420m0$Build-3</meta:generator>
    <meta:document-statistic meta:table-count="3" meta:image-count="0" meta:object-count="0" meta:page-count="1" meta:paragraph-count="19" meta:word-count="43" meta:character-count="391" meta:non-whitespace-character-count="358"/>
  </office:meta>
</office:document-meta>
</file>